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2" svg:font-family="'Bitstream Vera Sans'" style:font-pitch="variable"/>
    <style:font-face style:name="Lucidasans2" svg:font-family="Lucidasans" style:font-pitch="variable"/>
    <style:font-face style:name="Mincho" svg:font-family="Mincho, ms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master-pag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style:text-underline-style="none" fo:font-weight="normal" style:font-weight-asian="normal" style:font-weight-complex="normal"/>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span text:style-name="T1"> MOBY Web services to support promoter analysis</text:span></text:p>
      <text:p text:style-name="P2">Authors:<text:span text:style-name="T1"> Arnaud Kerhornou*1,2 and Roderic Guigó1,2</text:span></text:p>
      <text:p text:style-name="P2">Addresses: </text:p>
      <text:p text:style-name="P3">Centre de Regulacio Genomica, Pg. Maritim de la Barceloneta, 08003 Barcelona, Catalonia, Spain.</text:p>
      <text:p text:style-name="P3">Research Group in Biomedical Informatics, Institut Municipal d’Investigació Mèdica and Universitat Pompeu Fabra, Pg. Maritim de la Barceloneta, 08003 Barcelona, Catalonia, Spain.</text:p>
      <text:p text:style-name="P3"/>
      <text:p text:style-name="P2">Abstract</text:p>
      <text:p text:style-name="P4"/>
      <text:p text:style-name="P4"><text:tab/><text:span text:style-name="T2">Summary</text:span>: </text:p>
      <text:p text:style-name="P4">Here we present a computational protocol to analyse the promoter regions of a given set of co-expressed genes, and its implementation by developing a set of Web services that are compliant with MOBY specifications. The study exemplifies that complex <text:span text:style-name="T3">in silico</text:span> experiments of genomic data can be effectively performed <text:s/>in an automated manner using Web resources.</text:p>
      <text:p text:style-name="P5"><text:tab/><text:span text:style-name="T2">Availability</text:span>: {{<text:a xlink:type="simple" xlink:href="http://genome.imim.es/webservices/index.html"><text:span text:style-name="Internet_20_link">http://genome.imim.es/cgi-bin/moby/GeneClustering_DataSubmission.cgi}}</text:span></text:a></text:p>
      <text:p text:style-name="P4"><text:tab/><text:span text:style-name="T2">Contact</text:span>: <text:a xlink:type="simple" xlink:href="mailto:arnaud.kerhornou@crg.es"><text:span text:style-name="Internet_20_link">arnaud.kerhornou@crg.es</text:span></text:a>, <text:a xlink:type="simple" xlink:href="mailto:roderic.guigo@crg.es"><text:span text:style-name="Internet_20_link">roderic.guigo@crg.es</text:span></text:a></text:p>
      <text:p text:style-name="P5"><text:tab/><text:span text:style-name="T2">Supplementary information</text:span>: {{http://genome.imim.es/webservices/index.html}}</text:p>
      <text:p text:style-name="P4"><text:tab/></text:p>
      <text:p text:style-name="P6">Introduction</text:p>
      <text:p text:style-name="P4"/>
      <text:p text:style-name="P4"><text:tab/><text:span text:style-name="T1">With the completion of many sequencing projects, there are tremendous amount of data and, coming along, of analysis methods that are being made available through the Web to the scientific community. While these resources are of great help for retrieval of data, and quick hypothesis verification, they are mostly used through manual execution and can not be applied for automated tasks. This implies some drawbacks, such as slowness and being error-prone when executed repeatedly.</text:span></text:p>
      <text:p text:style-name="P7"><text:span text:style-name="T3">In silico</text:span> experiments, on the other hands, are described in protocols that can be seen as an orchestrated execution of atomic steps. Such computational protocols are commonly implemented using a script language such as Perl. The various steps may be executed on local resources, but increasingly often using remote resources.</text:p>
      <text:p text:style-name="P7">In this regard, Web services architecture (Web Services Architecture specifications document, {{http://www.w3.org/TR/ws-arch/}}) have emerged to provide programmatic access to remote resources, thus allowing users to perform <text:span text:style-name="T3">in silico</text:span> experiments through the Web in an automatic manner (Stevens et <text:span text:style-name="T3">al.</text:span>, 2004).</text:p>
      <text:p text:style-name="P7">We have used such technology to develop a pipeline for the characterization of co-regulated genes. <text:s/>It is generally assumed that genes with similar transcriptional regulatory programs also exhibit similar configurations of Transcription Factor (TF) Binding Sites (TFBS) in their promoter regions upstream of the Transcription Start Site (TSS) (Wray et al., 2003). 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et al., 2004). In addition, promoter elements bound by the same TF may not show sequence similarity and, therefore, sequence comparisons between promoter elements of co-expressed genes often fail to reveal the underlying common regulatory domains. To address this limitation, Blanco et al. (2005) introduced TF-map alignments. In these, <text:s/>TFBS on promoter sequences are labeled according to the corresponding TF, and the comparison is performed between the sequence of labels. TF-map alignments have been shown to uncover common regulatory domains, which can not be detected by typical sequence comparisons. Here we have developed and automated a protocol which clusters a given set of co-regulated genes in subsets of genes showing similar configurations of regulatory elements as revealed by TF-map alignments. <text:s/></text:p>
      <text:p text:style-name="P7"><text:s/></text:p>
      <text:p text:style-name="P6">Protocol</text:p>
      <text:p text:style-name="P6"/>
      <text:p text:style-name="P7">The protocol is schematized in Figure 1. Given a set of gene identifiers, in the first step, the upstream sequences of the genes are automatically extracted from the Ensembl database (Birney et al., 2006). It is also possible to directly provide the upstream sequences in FASTA format. The second step is the search for putative TFBSs in the sequences. Two public position weight matrices (PWMs) libraries are available, Jaspar (Vlieghe et al., 2006) and Transfac (v6.4) (Matys et al., 2006). This step is performed using MatScan software (E. Blanco, unpublished). The third step performs the pairwise alignments of the TFBSs maps using the TF-alignment software (Blanco et al., 2005). In the fourth step, the pairwise alignment scores are parsed to generate a score matrix. In the fifth step, a K-means clustering is applied to partition the gene space into clusters according to the score of the alignments of the TFBSs maps. This step is performed using Cluster v3.0 software (de Hoon <text:s/>et al., 2004). Finally, for each gene cluster, the sixth step consists in running the multiple TF-map alignment software (E. Blanco, unpublished) to define a consensus “transcriptional regulatory pattern”. </text:p>
      <text:p text:style-name="P7"/>
      <text:p text:style-name="P6">Implementation</text:p>
      <text:p text:style-name="P6"/>
      <text:p text:style-name="P4"><text:span text:style-name="T1"><text:tab/>At each step of this procedure corresponds a Web service that has been implemented following the BioMOBY specifications (Wilkinson </text:span><text:span text:style-name="T4">et al.</text:span><text:span text:style-name="T1">, 2002). This project provides a framework written in various languages to facilitate the implementation of Web services. It also provides a set of ontologies to define data types and service types. These ontologies support the creation of catalogues in MOBY registries so services can be searched by types of data and types of services.</text:span></text:p>
      <text:p text:style-name="P4"><text:span text:style-name="T1">To facilitate the execution of the procedure, a data submission page has been setup at the following URL, {{http://genome.imim.es/cgi-bin/moby/GeneClustering_DataSubmission.cgi}}. It is also possible to use the stand-alone application called Taverna (Hull </text:span><text:span text:style-name="T4">et al.</text:span><text:span text:style-name="T1">, 2006) or the Web-based tool called Remora (Carrere </text:span><text:span text:style-name="T4">et al.</text:span><text:span text:style-name="T1">, 2006). The advantage of these applications is the possibility of producing and executing user-defined workflows, by combining any MOBY Web services compliant with the specifications of the procedure.</text:span></text:p>
      <text:p text:style-name="P7"><text:tab/></text:p>
      <text:p text:style-name="P6">Discussion</text:p>
      <text:p text:style-name="P7"/>
      <text:p text:style-name="P7"><text:tab/>Web services technologies look promising to federate computational Bioinformatics resources through the Web. Here we have applied the MOBY framework to develop a set of Web services that can be combined together to allow the execution of a new pipeline of analysis of the promoter regions of co-expressed genes. The different steps of the pipeline may be executed in different distant computational resources, but this is totally transparent to the user. <text:s/>The pipeline encompasses many steps that the users would otherwise need to perform individually, and ensure, therefore the reproducibility of this <text:span text:style-name="T3">in silico</text:span> experiment. Furthermore, because Web services are formally described and their description is published in a central registry, this would also contribute in facilitating their discovery. Finally, unified framework would facilitate programmatic access to remote resources.</text:p>
      <text:p text:style-name="P7"/>
      <text:p text:style-name="P6">Acknowledgements</text:p>
      <text:p text:style-name="P7"/>
      <text:p text:style-name="P7">We thank Miguel Pignatelli for useful discussions during this work, Enrique Blanco for feedback and helpful comments on the manuscript, and Oscar Gonzalez for the technical support he has been providing. The work described here has been developed under grants from the Spanish Instituto Nacional de Bioinformática and the Spanish Ministerio de Educación y Ciencia.</text:p>
      <text:p text:style-name="P7"/>
      <text:p text:style-name="P6">References</text:p>
      <text:p text:style-name="P7">Birney, E. et al. (2006) Ensembl 2006. Nucleic Acids Res., 34, Database issue, D556-61.</text:p>
      <text:p text:style-name="P7">Blanco, E. et al. (2006) Transcription factor map alignment of promoter regions. PLoS Comput. Biol., 2006, <text:s/>2, e49.</text:p>
      <text:p text:style-name="P7">Carrere, S. et al. (2006) REMORA: a pilot in the ocean of BioMoby web-services. Bioinformatics, 22, 900-1.</text:p>
      <text:p text:style-name="P7">de Hoon, M.J.L. et al. (2004) Open source clustering software. Bioinformatics, 20, 1453-4.</text:p>
      <text:p text:style-name="P7">Hull, D. et al. (2006) Taverna: a tool for building and running workflows of services. Nucleic Acids Res., 34, Web Server issue, W729-32.</text:p>
      <text:p text:style-name="P7">Matys, V. et al. (2006) TRANSFAC and its module TRANSCompel: transcriptional gene regulation in eukaryotes. Nucleic Acids Res., 34, Database issue, D108-10.</text:p>
      <text:p text:style-name="P7">Stevens, R.D. et al. (2004) Exploring Williams-Beuren syndrome using myGrid. Bioinformatics, 20 Suppl 1, I303-I310.</text:p>
      <text:p text:style-name="P7">Vlieghe, D. et al. (2006) A new generation of JASPAR, the open-access repository for transcription factor binding site profiles. Nucleic Acids Res., 34, Database issue, D95-7.</text:p>
      <text:p text:style-name="P7">Wasserman, W.W. et al. (2004) Applied bioinformatics for the identification of regulatory elements. Nat. Rev. Genet., 5, 276-87.</text:p>
      <text:p text:style-name="P7">Wilkinson, M.D. et al. (2004) BioMOBY: an open source biological web services proposal. Brief. Bioinform., 3, 331-41.</text:p>
      <text:p text:style-name="P7">Wray, G.A. et al. (2003) The evolution of transcriptional regulation in eukaryotes. Mol. Biol. Evol., 20, 1377-4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2" svg:font-family="'Bitstream Vera Sans'" style:font-pitch="variable"/>
    <style:font-face style:name="Lucidasans2" svg:font-family="Lucidasans" style:font-pitch="variable"/>
    <style:font-face style:name="Mincho" svg:font-family="Mincho, ms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 fo:font-size="12pt" fo:language="en" fo:country="US" style:font-name-asian="Bitstream Vera Sans2" style:font-size-asian="12pt" style:language-asian="en" style:country-asian="US" style:font-name-complex="Lucidasans2"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2"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Bitstream Vera Serif" fo:font-size="24pt" fo:font-weight="bold" style:font-name-asian="Bitstream Vera Sans2" style:font-size-asian="24pt" style:font-weight-asian="bold" style:font-name-complex="Lucidasans2"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Bitstream Vera Serif" fo:font-size="18pt" fo:font-weight="bold" style:font-name-asian="Bitstream Vera Sans2" style:font-size-asian="18pt" style:font-weight-asian="bold" style:font-name-complex="Lucidasans2" style:font-size-complex="18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07-17T11:23:40</meta:creation-date>
    <dc:creator>Arnaud Kerhornou</dc:creator>
    <dc:date>2006-12-15T19:54:29</dc:date>
    <meta:printed-by>Arnaud Kerhornou</meta:printed-by>
    <meta:print-date>2006-12-15T18:07:00</meta:print-date>
    <dc:language>es-ES</dc:language>
    <meta:editing-cycles>92</meta:editing-cycles>
    <meta:editing-duration>PT16H48M3S</meta:editing-duration>
    <meta:user-defined meta:name="Info 1"/>
    <meta:user-defined meta:name="Info 2"/>
    <meta:user-defined meta:name="Info 3"/>
    <meta:user-defined meta:name="Info 4"/>
    <meta:document-statistic meta:table-count="0" meta:image-count="0" meta:object-count="0" meta:page-count="5" meta:paragraph-count="40" meta:word-count="1277" meta:character-count="8427"/>
  </office:meta>
</office:document-meta>
</file>